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8a64" officeooo:paragraph-rsid="00198a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1T23:17:31.621850374</meta:creation-date>
    <dc:date>2014-10-21T23:18:17.497570744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4.2.4.2$Linux_X86_64 LibreOffice_project/420m0$Build-2</meta:generator>
  </office:meta>
</office:document-meta>
</file>